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438.86pt" svg:height="193.49pt" svg:x="610.44pt" svg:y="156.64pt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6-2017'.B2:'2016-2017'.B41 '2016-2017'.Q1:'2016-2017'.Q1 '2016-2017'.Q2:'2016-2017'.Q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7]+[.P38]" office:value-type="float" office:value="1577" calcext:value-type="float">
            <text:p>1577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2" table:formula="of:=COUNTIF([.D39:.L39];IF([.N39]=&quot;+&quot;;&quot;-&quot;;&quot;+&quot;))" office:value-type="float" office:value="2" calcext:value-type="float">
            <text:p>2</text:p>
          </table:table-cell>
          <table:table-cell/>
          <table:table-cell table:formula="of:=[.Q38]+[.P39]" office:value-type="float" office:value="1577" calcext:value-type="float">
            <text:p>1577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2" table:formula="of:=COUNTIF([.D40:.L40];IF([.N40]=&quot;+&quot;;&quot;-&quot;;&quot;+&quot;))" office:value-type="float" office:value="2" calcext:value-type="float">
            <text:p>2</text:p>
          </table:table-cell>
          <table:table-cell/>
          <table:table-cell table:formula="of:=[.Q39]+[.P40]" office:value-type="float" office:value="1577" calcext:value-type="float">
            <text:p>1577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1:47:07.5254196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88</meta:editing-cycles>
    <meta:editing-duration>PT3H1M33S</meta:editing-duration>
    <dc:title>Saison Ekkart</dc:title>
    <dc:date>2017-03-12T21:50:04.388402754</dc:date>
    <meta:generator>LibreOffice/5.1.6.2$Linux_X86_64 LibreOffice_project/10m0$Build-2</meta:generator>
    <meta:document-statistic meta:table-count="2" meta:cell-count="1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B2:'2016-2017'.B41 '2016-2017'.Q1:'2016-2017'.Q41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1"/>
          </chart:axis>
          <chart:axis chart:dimension="y" chart:name="primary-y" chart:style-name="ch5"/>
          <chart:series chart:style-name="ch6" chart:values-cell-range-address="'2016-2017'.Q2:'2016-2017'.Q41" chart:label-cell-address="'2016-2017'.Q1:'2016-2017'.Q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1</svg:desc>
                </draw:g>
              </table:table-cell>
              <table:table-cell office:value-type="float" office:value="1523">
                <text:p>1523</text:p>
                <draw:g>
                  <svg:desc>'2016-2017'.Q2:'2016-2017'.Q41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